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enlo, 'courier new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287e" officeooo:paragraph-rsid="0003287e"/>
    </style:style>
    <style:style style:name="P2" style:family="paragraph" style:parent-style-name="Standard">
      <style:text-properties officeooo:rsid="0007896a" officeooo:paragraph-rsid="0007896a"/>
    </style:style>
    <style:style style:name="P3" style:family="paragraph" style:parent-style-name="Standard">
      <style:text-properties fo:font-variant="normal" fo:text-transform="none" fo:color="#000000" style:font-name="Consolas" fo:font-size="11.25pt" fo:letter-spacing="normal" fo:font-style="normal" fo:font-weight="normal" officeooo:rsid="0003287e" officeooo:paragraph-rsid="0003287e"/>
    </style:style>
    <style:style style:name="P4" style:family="paragraph" style:parent-style-name="Standard">
      <style:text-properties fo:font-variant="normal" fo:text-transform="none" fo:color="#000000" style:font-name="Consolas" fo:font-size="11.25pt" fo:letter-spacing="normal" fo:font-style="normal" fo:font-weight="normal" officeooo:rsid="000a3dcb" officeooo:paragraph-rsid="000a3dcb"/>
    </style:style>
    <style:style style:name="P5" style:family="paragraph" style:parent-style-name="Standard">
      <style:text-properties fo:font-variant="normal" fo:text-transform="none" fo:color="#000000" style:font-name="Consolas" fo:font-size="11.25pt" fo:letter-spacing="normal" fo:font-style="normal" fo:font-weight="normal" officeooo:rsid="000a4ee2" officeooo:paragraph-rsid="000a4ee2"/>
    </style:style>
    <style:style style:name="P6" style:family="paragraph" style:parent-style-name="Standard">
      <style:text-properties fo:font-variant="normal" fo:text-transform="none" fo:color="#000000" style:font-name="Consolas" fo:font-size="11.25pt" fo:letter-spacing="normal" fo:font-style="normal" fo:font-weight="normal" officeooo:rsid="000b26b9" officeooo:paragraph-rsid="000b26b9"/>
    </style:style>
    <style:style style:name="P7" style:family="paragraph" style:parent-style-name="Standard">
      <style:text-properties fo:font-variant="normal" fo:text-transform="none" fo:color="#000000" style:font-name="Consolas" fo:font-size="11.25pt" fo:letter-spacing="normal" fo:font-style="normal" fo:font-weight="normal" officeooo:rsid="000d3867" officeooo:paragraph-rsid="000d3867"/>
    </style:style>
    <style:style style:name="P8" style:family="paragraph" style:parent-style-name="Standard">
      <style:text-properties fo:font-variant="normal" fo:text-transform="none" fo:color="#000000" style:font-name="Consolas" fo:font-size="11.25pt" fo:letter-spacing="normal" fo:font-style="normal" fo:font-weight="bold" officeooo:rsid="000ec3de" officeooo:paragraph-rsid="000ec3de" fo:background-color="#ffaa95" style:font-weight-asian="bold" style:font-weight-complex="bold"/>
    </style:style>
    <style:style style:name="P9" style:family="paragraph" style:parent-style-name="Standard">
      <style:text-properties fo:font-variant="normal" fo:text-transform="none" fo:color="#000000" style:font-name="Consolas" fo:font-size="11.25pt" fo:letter-spacing="normal" fo:font-style="normal" fo:font-weight="bold" officeooo:rsid="000d3867" officeooo:paragraph-rsid="000d3867" fo:background-color="#ffd8ce" style:font-weight-asian="bold" style:font-weight-complex="bold"/>
    </style:style>
    <style:style style:name="P10" style:family="paragraph" style:parent-style-name="Standard">
      <style:text-properties fo:font-variant="normal" fo:text-transform="none" fo:color="#000000" style:font-name="Consolas" fo:font-size="11.25pt" fo:letter-spacing="normal" fo:font-style="normal" fo:font-weight="bold" officeooo:rsid="000ec3de" officeooo:paragraph-rsid="000ec3de" fo:background-color="#ffd8ce" style:font-weight-asian="bold" style:font-weight-complex="bold"/>
    </style:style>
    <style:style style:name="P11" style:family="paragraph" style:parent-style-name="Standard">
      <style:text-properties fo:font-variant="normal" fo:text-transform="none" fo:color="#000000" style:font-name="Consolas" fo:font-size="11.25pt" fo:letter-spacing="normal" fo:font-style="normal" fo:font-weight="bold" officeooo:rsid="000eda34" officeooo:paragraph-rsid="000eda34" fo:background-color="#dde8cb" style:font-weight-asian="bold" style:font-weight-complex="bold"/>
    </style:style>
    <style:style style:name="P12" style:family="paragraph" style:parent-style-name="Standard">
      <style:text-properties fo:font-variant="normal" fo:text-transform="none" fo:color="#000000" style:font-name="Consolas" fo:font-size="11.25pt" fo:letter-spacing="normal" fo:font-style="normal" fo:font-weight="bold" officeooo:rsid="000eda34" officeooo:paragraph-rsid="000eda34" fo:background-color="#ffffff" style:font-weight-asian="bold" style:font-weight-complex="bold"/>
    </style:style>
    <style:style style:name="T1" style:family="text">
      <style:text-properties fo:font-variant="normal" fo:text-transform="none" fo:color="#0000cd" style:font-name="Consolas" fo:font-size="11.25pt" fo:letter-spacing="normal" fo:font-style="normal" fo:font-weight="normal"/>
    </style:style>
    <style:style style:name="T2" style:family="text">
      <style:text-properties fo:font-variant="normal" fo:text-transform="none" fo:color="#000000" style:font-name="Consolas" fo:font-size="11.25pt" fo:letter-spacing="normal" fo:font-style="normal" fo:font-weight="normal"/>
    </style:style>
    <style:style style:name="T3" style:family="text">
      <style:text-properties fo:font-variant="normal" fo:text-transform="none" fo:color="#000000" fo:letter-spacing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/home/carolinefaro/here-we-go-trybe/fundamentos/bloco4_js/1_primeirospassos</text:p>
      <text:p text:style-name="P2"/>
      <text:p text:style-name="P2"/>
      <text:p text:style-name="P2">1º passos</text:p>
      <text:p text:style-name="P2"/>
      <text:p text:style-name="P1">1) o programa deve receber uma posição em letra minuscula ou maiscula e dizer o movimento que a peça faz</text:p>
      <text:p text:style-name="P1"/>
      <text:p text:style-name="P1">2)</text:p>
      <text:p text:style-name="P1"/>
      <text:p text:style-name="P1">2. uma variavel com nome de uma peça</text:p>
      <text:p text:style-name="P1">3. uma variavel com o movimento</text:p>
      <text:p text:style-name="P1">4. uma variavel para o resultado ou console.log</text:p>
      <text:p text:style-name="P1"/>
      <text:p text:style-name="P1">3) não pode receber outro nome que não a variavel com nome da peça e só pode retornar duas opções de resposta e aceitar maiscula e minuscula</text:p>
      <text:p text:style-name="P1"/>
      <text:p text:style-name="P1">4)espera-se que identique se a peça é a certa, qual movimento faz e se não diz mensahem de erro</text:p>
      <text:p text:style-name="P1"/>
      <text:p text:style-name="P1">5) definir uma variavel com o nome de uma peça, definir uma variavel com um movimento, definir uma variavel com uma peça aleatória</text:p>
      <text:p text:style-name="P1"/>
      <text:p text:style-name="P1">se a variavelaleatoria for igual variavel nome da peça ela vai receber a resposta do movimento</text:p>
      <text:p text:style-name="P1">se a variavelaleatorioa for diferente da peça ela vai receber mensagem de erro</text:p>
      <text:p text:style-name="P1"/>
      <text:p text:style-name="P1"/>
      <text:p text:style-name="P1"><text:span text:style-name="T1">let</text:span><text:span text:style-name="T3"> </text:span><text:span text:style-name="T2">result = text1.localeCompare(text2);</text:span></text:p>
      <text:p text:style-name="P3"/>
      <text:p text:style-name="P3"/>
      <text:p text:style-name="P4">1) um programa que converte uma nota dada em porcentagem de 0 a 100 em A a F e se a nota for menor que de A a F ele retorna uma mensagem de erro</text:p>
      <text:p text:style-name="P4"/>
      <text:p text:style-name="P4">2)</text:p>
      <text:p text:style-name="P4">1. uma variavel para a nota aleatoria dada ao programa</text:p>
      <text:p text:style-name="P4">2. uma variavel que converte a nota da pessoa de porcentagem em letra seguindo os critérios dado</text:p>
      <text:p text:style-name="P4">3. uma variavel que armazena o resultado esperado para comparar com anota aleatoria</text:p>
      <text:p text:style-name="P4"/>
      <text:p text:style-name="P4">3) não pode receber uma nota que não seja porcentagem, não pode ser menor que 0 ou maior que 100</text:p>
      <text:p text:style-name="P4"/>
      <text:p text:style-name="P4">4) espera-se que o programa retorne o valor inserido convertido em letra de A a F, compare com a referencia e devolva a nota, ou o erro</text:p>
      <text:p text:style-name="P4"/>
      <text:p text:style-name="P4">5)</text:p>
      <text:p text:style-name="P4">1. criar uma variavel para a nota aleatoria que será recebida em porcentagem</text:p>
      <text:p text:style-name="P4">2. criar uma variavel que converte a nota aleatoria dada em porcentagem para letras de A a F</text:p>
      <text:p text:style-name="P4">3. criar uma variavel para o a comparacao 2</text:p>
      <text:p text:style-name="P4">4. se a nota aleatoria for comaptivel com a comparacao de letras ele retorna a letra compativel, se não for ele retorna erro</text:p>
      <text:p text:style-name="P5"><text:soft-page-break/>converter nota em letra</text:p>
      <text:p text:style-name="P5"/>
      <text:p text:style-name="P5">USAR SWITCH</text:p>
      <text:p text:style-name="P5"/>
      <text:p text:style-name="P6">____________________________</text:p>
      <text:p text:style-name="P6"/>
      <text:p text:style-name="P7">Substituir qualquer coisa por qualquer coisa na STRING:</text:p>
      <text:p text:style-name="P7"/>
      <text:p text:style-name="P7">let text1 = “90%”;</text:p>
      <text:p text:style-name="P7"/>
      <text:p text:style-name="P7">let newText = text1.replace(“%”, “”);</text:p>
      <text:p text:style-name="P7"/>
      <text:p text:style-name="P7">→ substitui a porcetagem por as aspas vazias</text:p>
      <text:p text:style-name="P7">__________________________________________</text:p>
      <text:p text:style-name="P9"/>
      <text:p text:style-name="P9"/>
      <text:p text:style-name="P9"/>
      <text:p text:style-name="P9"/>
      <text:p text:style-name="P10">1) Quais são os dados de entrada</text:p>
      <text:p text:style-name="P10">2) O que fazer com eles?</text:p>
      <text:p text:style-name="P10">3) Quais são as restrições?</text:p>
      <text:p text:style-name="P10">4) Qual o resultado esperado?</text:p>
      <text:p text:style-name="P10">5) Qual a sequência de passos para chegar no resultado?</text:p>
      <text:p text:style-name="P10">_________________________________________________________</text:p>
      <text:p text:style-name="P10"/>
      <text:p text:style-name="P10"/>
      <text:p text:style-name="P8"/>
      <text:p text:style-name="P11">7.Converte porcentagem em A a F.</text:p>
      <text:p text:style-name="P11"/>
      <text:p text:style-name="P12">1. uma variável com uma nota em porcentagem aleatória do aluno</text:p>
      <text:p text:style-name="P12">2. uma variavel que converte essa porcentagem em número</text:p>
      <text:p text:style-name="P12">3. uma switch que passa para letra ou dá erro</text:p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enlo, 'courier new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3T18:45:57.648682408</meta:creation-date>
    <dc:date>2022-02-04T07:54:04.563281071</dc:date>
    <meta:editing-duration>PT1H14M48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2" meta:paragraph-count="43" meta:word-count="438" meta:character-count="2504" meta:non-whitespace-character-count="2109"/>
  </office:meta>
</office:document-meta>
</file>